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92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0.5398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r_measurements_m2" table:style-name="ta1">
        <table:shapes>
          <draw:frame draw:z-index="0" draw:style-name="gr1" draw:text-style-name="P1" svg:width="6.2988in" svg:height="3.5429in" svg:x="3.6618in" svg:y="5.0091in">
            <draw:object draw:notify-on-update-of-ranges="star_measurements_m2.A1:star_measurements_m2.A1 star_measurements_m2.A2:star_measurements_m2.A26 star_measurements_m2.D1:star_measurements_m2.D1 star_measurements_m2.D2:star_measurements_m2.D26 star_measurements_m2.E1:star_measurements_m2.E1 star_measurements_m2.E2:star_measurements_m2.E26 star_measurements_m2.F1:star_measurements_m2.F1 star_measurements_m2.F2:star_measurements_m2.F26 star_measurements_m2.G1:star_measurements_m2.G1 star_measurements_m2.G2:star_measurements_m2.G26 star_measurements_m2.H1:star_measurements_m2.H1 star_measurements_m2.H2:star_measurements_m2.H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FWHM_micah</text:p>
          </table:table-cell>
          <table:table-cell table:style-name="Default" office:value-type="string" calcext:value-type="string">
            <text:p><text:s/>FWHM_astropy</text:p>
          </table:table-cell>
          <table:table-cell table:style-name="Default" office:value-type="string" calcext:value-type="string">
            <text:p>Eccentricity_micah</text:p>
          </table:table-cell>
          <table:table-cell table:style-name="Default" office:value-type="string" calcext:value-type="string">
            <text:p>FWHM_PI</text:p>
          </table:table-cell>
          <table:table-cell table:style-name="Default" office:value-type="string" calcext:value-type="string">
            <text:p>Eccentricity_PI</text:p>
          </table:table-cell>
          <table:table-cell table:style-name="Default" office:value-type="string" calcext:value-type="string">
            <text:p>fwhm_micah_norm</text:p>
          </table:table-cell>
          <table:table-cell table:style-name="Default" office:value-type="string" calcext:value-type="string">
            <text:p>fwhm_astropy_norm</text:p>
          </table:table-cell>
        </table:table-row>
        <table:table-row table:style-name="ro1">
          <table:table-cell office:value-type="string" calcext:value-type="string">
            <text:p>M_20_Light_H_Alpha_480_secs_2023-07-03T23-47-26_002.fits</text:p>
          </table:table-cell>
          <table:table-cell office:value-type="float" office:value="3.28696064434783" calcext:value-type="float">
            <text:p>3.29</text:p>
          </table:table-cell>
          <table:table-cell office:value-type="float" office:value="2.98973240197019" calcext:value-type="float">
            <text:p>2.99</text:p>
          </table:table-cell>
          <table:table-cell office:value-type="float" office:value="0.0388040444593352" calcext:value-type="float">
            <text:p>0.04</text:p>
          </table:table-cell>
          <table:table-cell office:value-type="float" office:value="2.3344" calcext:value-type="float">
            <text:p>2.33</text:p>
          </table:table-cell>
          <table:table-cell office:value-type="float" office:value="0.5153" calcext:value-type="float">
            <text:p>0.52</text:p>
          </table:table-cell>
          <table:table-cell table:formula="of:=[.B2]/[.$B$28]" office:value-type="float" office:value="2.48235839433489" calcext:value-type="float">
            <text:p>2.48</text:p>
          </table:table-cell>
          <table:table-cell table:formula="of:=[.C2]/[.$C$28]" office:value-type="float" office:value="2.45553794340632" calcext:value-type="float">
            <text:p>2.46</text:p>
          </table:table-cell>
        </table:table-row>
        <table:table-row table:style-name="ro1">
          <table:table-cell office:value-type="string" calcext:value-type="string">
            <text:p>backfocus0mmb.fits</text:p>
          </table:table-cell>
          <table:table-cell office:value-type="float" office:value="3.26570716159142" calcext:value-type="float">
            <text:p>3.27</text:p>
          </table:table-cell>
          <table:table-cell office:value-type="float" office:value="2.95402336659695" calcext:value-type="float">
            <text:p>2.95</text:p>
          </table:table-cell>
          <table:table-cell office:value-type="float" office:value="0.199977543658847" calcext:value-type="float">
            <text:p>0.20</text:p>
          </table:table-cell>
          <table:table-cell office:value-type="float" office:value="2.2772" calcext:value-type="float">
            <text:p>2.28</text:p>
          </table:table-cell>
          <table:table-cell office:value-type="float" office:value="0.44905" calcext:value-type="float">
            <text:p>0.45</text:p>
          </table:table-cell>
          <table:table-cell table:formula="of:=[.B3]/[.$B$28]" office:value-type="float" office:value="2.46630746855944" calcext:value-type="float">
            <text:p>2.47</text:p>
          </table:table-cell>
          <table:table-cell table:formula="of:=[.C3]/[.$C$28]" office:value-type="float" office:value="2.42620926796244" calcext:value-type="float">
            <text:p>2.43</text:p>
          </table:table-cell>
        </table:table-row>
        <table:table-row table:style-name="ro1">
          <table:table-cell office:value-type="string" calcext:value-type="string">
            <text:p>backfocusM4mm60sb.fits</text:p>
          </table:table-cell>
          <table:table-cell office:value-type="float" office:value="3.70833222699466" calcext:value-type="float">
            <text:p>3.71</text:p>
          </table:table-cell>
          <table:table-cell office:value-type="float" office:value="3.39169377958098" calcext:value-type="float">
            <text:p>3.39</text:p>
          </table:table-cell>
          <table:table-cell office:value-type="float" office:value="0.394665007391991" calcext:value-type="float">
            <text:p>0.39</text:p>
          </table:table-cell>
          <table:table-cell office:value-type="float" office:value="2.8041" calcext:value-type="float">
            <text:p>2.80</text:p>
          </table:table-cell>
          <table:table-cell office:value-type="float" office:value="0.56834" calcext:value-type="float">
            <text:p>0.57</text:p>
          </table:table-cell>
          <table:table-cell table:formula="of:=[.B4]/[.$B$28]" office:value-type="float" office:value="2.80058407407224" calcext:value-type="float">
            <text:p>2.80</text:p>
          </table:table-cell>
          <table:table-cell table:formula="of:=[.C4]/[.$C$28]" office:value-type="float" office:value="2.7856783311737" calcext:value-type="float">
            <text:p>2.79</text:p>
          </table:table-cell>
        </table:table-row>
        <table:table-row table:style-name="ro1">
          <table:table-cell office:value-type="string" calcext:value-type="string">
            <text:p>NGC_253_Light_Green_180_secs_2022-08-02T04-59-45_003.fits</text:p>
          </table:table-cell>
          <table:table-cell office:value-type="float" office:value="4.05041458282223" calcext:value-type="float">
            <text:p>4.05</text:p>
          </table:table-cell>
          <table:table-cell office:value-type="float" office:value="3.7460067562502" calcext:value-type="float">
            <text:p>3.75</text:p>
          </table:table-cell>
          <table:table-cell office:value-type="float" office:value="0.217743088262002" calcext:value-type="float">
            <text:p>0.22</text:p>
          </table:table-cell>
          <table:table-cell office:value-type="float" office:value="3.0231" calcext:value-type="float">
            <text:p>3.02</text:p>
          </table:table-cell>
          <table:table-cell office:value-type="float" office:value="0.5164" calcext:value-type="float">
            <text:p>0.52</text:p>
          </table:table-cell>
          <table:table-cell table:formula="of:=[.B5]/[.$B$28]" office:value-type="float" office:value="3.05892942694485" calcext:value-type="float">
            <text:p>3.06</text:p>
          </table:table-cell>
          <table:table-cell table:formula="of:=[.C5]/[.$C$28]" office:value-type="float" office:value="3.07668396013206" calcext:value-type="float">
            <text:p>3.08</text:p>
          </table:table-cell>
        </table:table-row>
        <table:table-row table:style-name="ro1">
          <table:table-cell office:value-type="string" calcext:value-type="string">
            <text:p>backfocus0mm60sd.fits</text:p>
          </table:table-cell>
          <table:table-cell office:value-type="float" office:value="4.75620465770535" calcext:value-type="float">
            <text:p>4.76</text:p>
          </table:table-cell>
          <table:table-cell office:value-type="float" office:value="4.24467480781463" calcext:value-type="float">
            <text:p>4.24</text:p>
          </table:table-cell>
          <table:table-cell office:value-type="float" office:value="0.4838582522334" calcext:value-type="float">
            <text:p>0.48</text:p>
          </table:table-cell>
          <table:table-cell office:value-type="float" office:value="3.6237" calcext:value-type="float">
            <text:p>3.62</text:p>
          </table:table-cell>
          <table:table-cell office:value-type="float" office:value="0.69298" calcext:value-type="float">
            <text:p>0.69</text:p>
          </table:table-cell>
          <table:table-cell table:formula="of:=[.B6]/[.$B$28]" office:value-type="float" office:value="3.59195190776983" calcext:value-type="float">
            <text:p>3.59</text:p>
          </table:table-cell>
          <table:table-cell table:formula="of:=[.C6]/[.$C$28]" office:value-type="float" office:value="3.48625182679933" calcext:value-type="float">
            <text:p>3.49</text:p>
          </table:table-cell>
        </table:table-row>
        <table:table-row table:style-name="ro1">
          <table:table-cell office:value-type="string" calcext:value-type="string">
            <text:p>TestShot_20220529_001309.fit</text:p>
          </table:table-cell>
          <table:table-cell office:value-type="float" office:value="5.34570573921794" calcext:value-type="float">
            <text:p>5.35</text:p>
          </table:table-cell>
          <table:table-cell office:value-type="float" office:value="4.68760665398068" calcext:value-type="float">
            <text:p>4.69</text:p>
          </table:table-cell>
          <table:table-cell office:value-type="float" office:value="0.236542774355666" calcext:value-type="float">
            <text:p>0.24</text:p>
          </table:table-cell>
          <table:table-cell office:value-type="float" office:value="3.906" calcext:value-type="float">
            <text:p>3.91</text:p>
          </table:table-cell>
          <table:table-cell office:value-type="float" office:value="0.51205" calcext:value-type="float">
            <text:p>0.51</text:p>
          </table:table-cell>
          <table:table-cell table:formula="of:=[.B7]/[.$B$28]" office:value-type="float" office:value="4.03715132343019" calcext:value-type="float">
            <text:p>4.04</text:p>
          </table:table-cell>
          <table:table-cell table:formula="of:=[.C7]/[.$C$28]" office:value-type="float" office:value="3.8500422295414" calcext:value-type="float">
            <text:p>3.85</text:p>
          </table:table-cell>
        </table:table-row>
        <table:table-row table:style-name="ro1">
          <table:table-cell office:value-type="string" calcext:value-type="string">
            <text:p>NGC_253_Light_Green_180_secs_2022-08-02T04-56-41_002.fits</text:p>
          </table:table-cell>
          <table:table-cell office:value-type="float" office:value="4.0098864847621" calcext:value-type="float">
            <text:p>4.01</text:p>
          </table:table-cell>
          <table:table-cell office:value-type="float" office:value="3.74298257851869" calcext:value-type="float">
            <text:p>3.74</text:p>
          </table:table-cell>
          <table:table-cell office:value-type="float" office:value="0.22777227102218" calcext:value-type="float">
            <text:p>0.23</text:p>
          </table:table-cell>
          <table:table-cell office:value-type="float" office:value="2.9531" calcext:value-type="float">
            <text:p>2.95</text:p>
          </table:table-cell>
          <table:table-cell office:value-type="float" office:value="0.51198" calcext:value-type="float">
            <text:p>0.51</text:p>
          </table:table-cell>
          <table:table-cell table:formula="of:=[.B8]/[.$B$28]" office:value-type="float" office:value="3.02832204361673" calcext:value-type="float">
            <text:p>3.03</text:p>
          </table:table-cell>
          <table:table-cell table:formula="of:=[.C8]/[.$C$28]" office:value-type="float" office:value="3.0742001314247" calcext:value-type="float">
            <text:p>3.07</text:p>
          </table:table-cell>
        </table:table-row>
        <table:table-row table:style-name="ro1">
          <table:table-cell office:value-type="string" calcext:value-type="string">
            <text:p>backfocus4mm60s.fits</text:p>
          </table:table-cell>
          <table:table-cell office:value-type="float" office:value="3.34047506289743" calcext:value-type="float">
            <text:p>3.34</text:p>
          </table:table-cell>
          <table:table-cell office:value-type="float" office:value="3.11482634590399" calcext:value-type="float">
            <text:p>3.11</text:p>
          </table:table-cell>
          <table:table-cell office:value-type="float" office:value="0.238230198118453" calcext:value-type="float">
            <text:p>0.24</text:p>
          </table:table-cell>
          <table:table-cell office:value-type="float" office:value="2.4595" calcext:value-type="float">
            <text:p>2.46</text:p>
          </table:table-cell>
          <table:table-cell office:value-type="float" office:value="0.46393" calcext:value-type="float">
            <text:p>0.46</text:p>
          </table:table-cell>
          <table:table-cell table:formula="of:=[.B9]/[.$B$28]" office:value-type="float" office:value="2.52277322751306" calcext:value-type="float">
            <text:p>2.52</text:p>
          </table:table-cell>
          <table:table-cell table:formula="of:=[.C9]/[.$C$28]" office:value-type="float" office:value="2.55828055863749" calcext:value-type="float">
            <text:p>2.56</text:p>
          </table:table-cell>
        </table:table-row>
        <table:table-row table:style-name="ro1">
          <table:table-cell office:value-type="string" calcext:value-type="string">
            <text:p>test7293.fits</text:p>
          </table:table-cell>
          <table:table-cell office:value-type="float" office:value="5.46157786153447" calcext:value-type="float">
            <text:p>5.46</text:p>
          </table:table-cell>
          <table:table-cell office:value-type="float" office:value="5.08688685038742" calcext:value-type="float">
            <text:p>5.09</text:p>
          </table:table-cell>
          <table:table-cell office:value-type="float" office:value="0.541208908439339" calcext:value-type="float">
            <text:p>0.54</text:p>
          </table:table-cell>
          <table:table-cell office:value-type="float" office:value="4.6192" calcext:value-type="float">
            <text:p>4.62</text:p>
          </table:table-cell>
          <table:table-cell office:value-type="float" office:value="0.85567" calcext:value-type="float">
            <text:p>0.86</text:p>
          </table:table-cell>
          <table:table-cell table:formula="of:=[.B10]/[.$B$28]" office:value-type="float" office:value="4.1246595617769" calcext:value-type="float">
            <text:p>4.12</text:p>
          </table:table-cell>
          <table:table-cell table:formula="of:=[.C10]/[.$C$28]" office:value-type="float" office:value="4.17798049976296" calcext:value-type="float">
            <text:p>4.18</text:p>
          </table:table-cell>
        </table:table-row>
        <table:table-row table:style-name="ro1">
          <table:table-cell office:value-type="string" calcext:value-type="string">
            <text:p>backfocus0mm60sb.fits</text:p>
          </table:table-cell>
          <table:table-cell office:value-type="float" office:value="3.36809289201905" calcext:value-type="float">
            <text:p>3.37</text:p>
          </table:table-cell>
          <table:table-cell office:value-type="float" office:value="3.12409150749625" calcext:value-type="float">
            <text:p>3.12</text:p>
          </table:table-cell>
          <table:table-cell office:value-type="float" office:value="0.412125565023163" calcext:value-type="float">
            <text:p>0.41</text:p>
          </table:table-cell>
          <table:table-cell office:value-type="float" office:value="2.5567" calcext:value-type="float">
            <text:p>2.56</text:p>
          </table:table-cell>
          <table:table-cell office:value-type="float" office:value="0.62477" calcext:value-type="float">
            <text:p>0.62</text:p>
          </table:table-cell>
          <table:table-cell table:formula="of:=[.B11]/[.$B$28]" office:value-type="float" office:value="2.54363059618014" calcext:value-type="float">
            <text:p>2.54</text:p>
          </table:table-cell>
          <table:table-cell table:formula="of:=[.C11]/[.$C$28]" office:value-type="float" office:value="2.5658902550192" calcext:value-type="float">
            <text:p>2.57</text:p>
          </table:table-cell>
        </table:table-row>
        <table:table-row table:style-name="ro1">
          <table:table-cell office:value-type="string" calcext:value-type="string">
            <text:p>backfocusM4mm60sd.fits</text:p>
          </table:table-cell>
          <table:table-cell office:value-type="float" office:value="3.68974922881714" calcext:value-type="float">
            <text:p>3.69</text:p>
          </table:table-cell>
          <table:table-cell office:value-type="float" office:value="3.42835276080776" calcext:value-type="float">
            <text:p>3.43</text:p>
          </table:table-cell>
          <table:table-cell office:value-type="float" office:value="0.317074013216763" calcext:value-type="float">
            <text:p>0.32</text:p>
          </table:table-cell>
          <table:table-cell office:value-type="float" office:value="2.803" calcext:value-type="float">
            <text:p>2.80</text:p>
          </table:table-cell>
          <table:table-cell office:value-type="float" office:value="0.55027" calcext:value-type="float">
            <text:p>0.55</text:p>
          </table:table-cell>
          <table:table-cell table:formula="of:=[.B12]/[.$B$28]" office:value-type="float" office:value="2.78654993539242" calcext:value-type="float">
            <text:p>2.79</text:p>
          </table:table-cell>
          <table:table-cell table:formula="of:=[.C12]/[.$C$28]" office:value-type="float" office:value="2.81578721961792" calcext:value-type="float">
            <text:p>2.82</text:p>
          </table:table-cell>
        </table:table-row>
        <table:table-row table:style-name="ro1">
          <table:table-cell office:value-type="string" calcext:value-type="string">
            <text:p>backfocus0mm60s.fits</text:p>
          </table:table-cell>
          <table:table-cell office:value-type="float" office:value="2.88572060522854" calcext:value-type="float">
            <text:p>2.89</text:p>
          </table:table-cell>
          <table:table-cell office:value-type="float" office:value="2.72437366535766" calcext:value-type="float">
            <text:p>2.72</text:p>
          </table:table-cell>
          <table:table-cell office:value-type="float" office:value="0.238465351399368" calcext:value-type="float">
            <text:p>0.24</text:p>
          </table:table-cell>
          <table:table-cell office:value-type="float" office:value="2.2311" calcext:value-type="float">
            <text:p>2.23</text:p>
          </table:table-cell>
          <table:table-cell office:value-type="float" office:value="0.47171" calcext:value-type="float">
            <text:p>0.47</text:p>
          </table:table-cell>
          <table:table-cell table:formula="of:=[.B13]/[.$B$28]" office:value-type="float" office:value="2.17933633626316" calcext:value-type="float">
            <text:p>2.18</text:p>
          </table:table-cell>
          <table:table-cell table:formula="of:=[.C13]/[.$C$28]" office:value-type="float" office:value="2.23759253600562" calcext:value-type="float">
            <text:p>2.24</text:p>
          </table:table-cell>
        </table:table-row>
        <table:table-row table:style-name="ro1">
          <table:table-cell office:value-type="string" calcext:value-type="string">
            <text:p>backfocus4mm60sb.fits</text:p>
          </table:table-cell>
          <table:table-cell office:value-type="float" office:value="3.19299684026398" calcext:value-type="float">
            <text:p>3.19</text:p>
          </table:table-cell>
          <table:table-cell office:value-type="float" office:value="3.00395078605275" calcext:value-type="float">
            <text:p>3.00</text:p>
          </table:table-cell>
          <table:table-cell office:value-type="float" office:value="0.293029919714474" calcext:value-type="float">
            <text:p>0.29</text:p>
          </table:table-cell>
          <table:table-cell office:value-type="float" office:value="2.4085" calcext:value-type="float">
            <text:p>2.41</text:p>
          </table:table-cell>
          <table:table-cell office:value-type="float" office:value="0.52678" calcext:value-type="float">
            <text:p>0.53</text:p>
          </table:table-cell>
          <table:table-cell table:formula="of:=[.B14]/[.$B$28]" office:value-type="float" office:value="2.41139562262288" calcext:value-type="float">
            <text:p>2.41</text:p>
          </table:table-cell>
          <table:table-cell table:formula="of:=[.C14]/[.$C$28]" office:value-type="float" office:value="2.46721583858705" calcext:value-type="float">
            <text:p>2.47</text:p>
          </table:table-cell>
        </table:table-row>
        <table:table-row table:style-name="ro1">
          <table:table-cell office:value-type="string" calcext:value-type="string">
            <text:p>backfocus2mm60s.fits</text:p>
          </table:table-cell>
          <table:table-cell office:value-type="float" office:value="3.42655896393685" calcext:value-type="float">
            <text:p>3.43</text:p>
          </table:table-cell>
          <table:table-cell office:value-type="float" office:value="3.12774786288915" calcext:value-type="float">
            <text:p>3.13</text:p>
          </table:table-cell>
          <table:table-cell office:value-type="float" office:value="0.35064967380976" calcext:value-type="float">
            <text:p>0.35</text:p>
          </table:table-cell>
          <table:table-cell office:value-type="float" office:value="2.5222" calcext:value-type="float">
            <text:p>2.52</text:p>
          </table:table-cell>
          <table:table-cell office:value-type="float" office:value="0.57097" calcext:value-type="float">
            <text:p>0.57</text:p>
          </table:table-cell>
          <table:table-cell table:formula="of:=[.B15]/[.$B$28]" office:value-type="float" office:value="2.58778498685059" calcext:value-type="float">
            <text:p>2.59</text:p>
          </table:table-cell>
          <table:table-cell table:formula="of:=[.C15]/[.$C$28]" office:value-type="float" office:value="2.56889330619393" calcext:value-type="float">
            <text:p>2.57</text:p>
          </table:table-cell>
        </table:table-row>
        <table:table-row table:style-name="ro1">
          <table:table-cell office:value-type="string" calcext:value-type="string">
            <text:p>backfocus0mm60sc.fits</text:p>
          </table:table-cell>
          <table:table-cell office:value-type="float" office:value="3.94795828740718" calcext:value-type="float">
            <text:p>3.95</text:p>
          </table:table-cell>
          <table:table-cell office:value-type="float" office:value="3.58603612903476" calcext:value-type="float">
            <text:p>3.59</text:p>
          </table:table-cell>
          <table:table-cell office:value-type="float" office:value="0.479344249062771" calcext:value-type="float">
            <text:p>0.48</text:p>
          </table:table-cell>
          <table:table-cell office:value-type="float" office:value="3.0491" calcext:value-type="float">
            <text:p>3.05</text:p>
          </table:table-cell>
          <table:table-cell office:value-type="float" office:value="0.67645" calcext:value-type="float">
            <text:p>0.68</text:p>
          </table:table-cell>
          <table:table-cell table:formula="of:=[.B16]/[.$B$28]" office:value-type="float" office:value="2.98155300766422" calcext:value-type="float">
            <text:p>2.98</text:p>
          </table:table-cell>
          <table:table-cell table:formula="of:=[.C16]/[.$C$28]" office:value-type="float" office:value="2.945296299919" calcext:value-type="float">
            <text:p>2.95</text:p>
          </table:table-cell>
        </table:table-row>
        <table:table-row table:style-name="ro1">
          <table:table-cell office:value-type="string" calcext:value-type="string">
            <text:p>backfocus0mm60se.fits</text:p>
          </table:table-cell>
          <table:table-cell office:value-type="float" office:value="4.23087164764673" calcext:value-type="float">
            <text:p>4.23</text:p>
          </table:table-cell>
          <table:table-cell office:value-type="float" office:value="3.86836051414644" calcext:value-type="float">
            <text:p>3.87</text:p>
          </table:table-cell>
          <table:table-cell office:value-type="float" office:value="0.455243592753836" calcext:value-type="float">
            <text:p>0.46</text:p>
          </table:table-cell>
          <table:table-cell office:value-type="float" office:value="3.2625" calcext:value-type="float">
            <text:p>3.26</text:p>
          </table:table-cell>
          <table:table-cell office:value-type="float" office:value="0.62916" calcext:value-type="float">
            <text:p>0.63</text:p>
          </table:table-cell>
          <table:table-cell table:formula="of:=[.B17]/[.$B$28]" office:value-type="float" office:value="3.19521311213422" calcext:value-type="float">
            <text:p>3.20</text:p>
          </table:table-cell>
          <table:table-cell table:formula="of:=[.C17]/[.$C$28]" office:value-type="float" office:value="3.17717599575189" calcext:value-type="float">
            <text:p>3.18</text:p>
          </table:table-cell>
        </table:table-row>
        <table:table-row table:style-name="ro1">
          <table:table-cell office:value-type="string" calcext:value-type="string">
            <text:p>Sh2-54-Part_1_Light_OIII_420_secs_2023-07-08T21-47-48_016.fits</text:p>
          </table:table-cell>
          <table:table-cell office:value-type="float" office:value="2.61202077842108" calcext:value-type="float">
            <text:p>2.61</text:p>
          </table:table-cell>
          <table:table-cell office:value-type="float" office:value="2.47756322806127" calcext:value-type="float">
            <text:p>2.48</text:p>
          </table:table-cell>
          <table:table-cell office:value-type="float" office:value="0.128048930308924" calcext:value-type="float">
            <text:p>0.13</text:p>
          </table:table-cell>
          <table:table-cell office:value-type="float" office:value="2.0967" calcext:value-type="float">
            <text:p>2.10</text:p>
          </table:table-cell>
          <table:table-cell office:value-type="float" office:value="0.47131" calcext:value-type="float">
            <text:p>0.47</text:p>
          </table:table-cell>
          <table:table-cell table:formula="of:=[.B18]/[.$B$28]" office:value-type="float" office:value="1.97263442038479" calcext:value-type="float">
            <text:p>1.97</text:p>
          </table:table-cell>
          <table:table-cell table:formula="of:=[.C18]/[.$C$28]" office:value-type="float" office:value="2.0348812855905" calcext:value-type="float">
            <text:p>2.03</text:p>
          </table:table-cell>
        </table:table-row>
        <table:table-row table:style-name="ro1">
          <table:table-cell office:value-type="string" calcext:value-type="string">
            <text:p>sculptor2.fits</text:p>
          </table:table-cell>
          <table:table-cell office:value-type="float" office:value="4.64917917053159" calcext:value-type="float">
            <text:p>4.65</text:p>
          </table:table-cell>
          <table:table-cell office:value-type="float" office:value="4.24451057491134" calcext:value-type="float">
            <text:p>4.24</text:p>
          </table:table-cell>
          <table:table-cell office:value-type="float" office:value="0.294169280997617" calcext:value-type="float">
            <text:p>0.29</text:p>
          </table:table-cell>
          <table:table-cell office:value-type="float" office:value="3.5018" calcext:value-type="float">
            <text:p>3.50</text:p>
          </table:table-cell>
          <table:table-cell office:value-type="float" office:value="0.60495" calcext:value-type="float">
            <text:p>0.60</text:p>
          </table:table-cell>
          <table:table-cell table:formula="of:=[.B19]/[.$B$28]" office:value-type="float" office:value="3.51112477132376" calcext:value-type="float">
            <text:p>3.51</text:p>
          </table:table-cell>
          <table:table-cell table:formula="of:=[.C19]/[.$C$28]" office:value-type="float" office:value="3.48611693843096" calcext:value-type="float">
            <text:p>3.49</text:p>
          </table:table-cell>
        </table:table-row>
        <table:table-row table:style-name="ro1">
          <table:table-cell office:value-type="string" calcext:value-type="string">
            <text:p>backfocus2mmb.fits</text:p>
          </table:table-cell>
          <table:table-cell office:value-type="float" office:value="3.22429101729519" calcext:value-type="float">
            <text:p>3.22</text:p>
          </table:table-cell>
          <table:table-cell office:value-type="float" office:value="2.92505092335237" calcext:value-type="float">
            <text:p>2.93</text:p>
          </table:table-cell>
          <table:table-cell office:value-type="float" office:value="0.186080883929173" calcext:value-type="float">
            <text:p>0.19</text:p>
          </table:table-cell>
          <table:table-cell office:value-type="float" office:value="2.3542" calcext:value-type="float">
            <text:p>2.35</text:p>
          </table:table-cell>
          <table:table-cell office:value-type="float" office:value="0.49741" calcext:value-type="float">
            <text:p>0.50</text:p>
          </table:table-cell>
          <table:table-cell table:formula="of:=[.B20]/[.$B$28]" office:value-type="float" office:value="2.43502942036269" calcext:value-type="float">
            <text:p>2.44</text:p>
          </table:table-cell>
          <table:table-cell table:formula="of:=[.C20]/[.$C$28]" office:value-type="float" office:value="2.40241351498689" calcext:value-type="float">
            <text:p>2.40</text:p>
          </table:table-cell>
        </table:table-row>
        <table:table-row table:style-name="ro1">
          <table:table-cell office:value-type="string" calcext:value-type="string">
            <text:p>backfocus2mm.fits</text:p>
          </table:table-cell>
          <table:table-cell office:value-type="float" office:value="3.26585297870282" calcext:value-type="float">
            <text:p>3.27</text:p>
          </table:table-cell>
          <table:table-cell office:value-type="float" office:value="3.08058983082857" calcext:value-type="float">
            <text:p>3.08</text:p>
          </table:table-cell>
          <table:table-cell office:value-type="float" office:value="0.303208723140999" calcext:value-type="float">
            <text:p>0.30</text:p>
          </table:table-cell>
          <table:table-cell office:value-type="float" office:value="2.455" calcext:value-type="float">
            <text:p>2.46</text:p>
          </table:table-cell>
          <table:table-cell office:value-type="float" office:value="0.55155" calcext:value-type="float">
            <text:p>0.55</text:p>
          </table:table-cell>
          <table:table-cell table:formula="of:=[.B21]/[.$B$28]" office:value-type="float" office:value="2.46641759167002" calcext:value-type="float">
            <text:p>2.47</text:p>
          </table:table-cell>
          <table:table-cell table:formula="of:=[.C21]/[.$C$28]" office:value-type="float" office:value="2.53016129894646" calcext:value-type="float">
            <text:p>2.53</text:p>
          </table:table-cell>
        </table:table-row>
        <table:table-row table:style-name="ro1">
          <table:table-cell office:value-type="string" calcext:value-type="string">
            <text:p>sculptor3.fits</text:p>
          </table:table-cell>
          <table:table-cell office:value-type="float" office:value="4.46595215690372" calcext:value-type="float">
            <text:p>4.47</text:p>
          </table:table-cell>
          <table:table-cell office:value-type="float" office:value="4.05840290140116" calcext:value-type="float">
            <text:p>4.06</text:p>
          </table:table-cell>
          <table:table-cell office:value-type="float" office:value="0.215016561238371" calcext:value-type="float">
            <text:p>0.22</text:p>
          </table:table-cell>
          <table:table-cell office:value-type="float" office:value="3.3263" calcext:value-type="float">
            <text:p>3.33</text:p>
          </table:table-cell>
          <table:table-cell office:value-type="float" office:value="0.43295" calcext:value-type="float">
            <text:p>0.43</text:p>
          </table:table-cell>
          <table:table-cell table:formula="of:=[.B22]/[.$B$28]" office:value-type="float" office:value="3.37274918227307" calcext:value-type="float">
            <text:p>3.37</text:p>
          </table:table-cell>
          <table:table-cell table:formula="of:=[.C22]/[.$C$28]" office:value-type="float" office:value="3.33326230382815" calcext:value-type="float">
            <text:p>3.33</text:p>
          </table:table-cell>
        </table:table-row>
        <table:table-row table:style-name="ro1">
          <table:table-cell office:value-type="string" calcext:value-type="string">
            <text:p>backfocus0mm.fits</text:p>
          </table:table-cell>
          <table:table-cell office:value-type="float" office:value="2.86966654694921" calcext:value-type="float">
            <text:p>2.87</text:p>
          </table:table-cell>
          <table:table-cell office:value-type="float" office:value="2.72398572000988" calcext:value-type="float">
            <text:p>2.72</text:p>
          </table:table-cell>
          <table:table-cell office:value-type="float" office:value="0.309570466322363" calcext:value-type="float">
            <text:p>0.31</text:p>
          </table:table-cell>
          <table:table-cell office:value-type="float" office:value="2.268" calcext:value-type="float">
            <text:p>2.27</text:p>
          </table:table-cell>
          <table:table-cell office:value-type="float" office:value="0.50442" calcext:value-type="float">
            <text:p>0.50</text:p>
          </table:table-cell>
          <table:table-cell table:formula="of:=[.B23]/[.$B$28]" office:value-type="float" office:value="2.16721208816747" calcext:value-type="float">
            <text:p>2.17</text:p>
          </table:table-cell>
          <table:table-cell table:formula="of:=[.C23]/[.$C$28]" office:value-type="float" office:value="2.23727390731471" calcext:value-type="float">
            <text:p>2.24</text:p>
          </table:table-cell>
        </table:table-row>
        <table:table-row table:style-name="ro1">
          <table:table-cell office:value-type="string" calcext:value-type="string">
            <text:p>backfocusM4mm60sc.fits</text:p>
          </table:table-cell>
          <table:table-cell office:value-type="float" office:value="3.69929806136718" calcext:value-type="float">
            <text:p>3.70</text:p>
          </table:table-cell>
          <table:table-cell office:value-type="float" office:value="3.4070597793155" calcext:value-type="float">
            <text:p>3.41</text:p>
          </table:table-cell>
          <table:table-cell office:value-type="float" office:value="0.251692059739679" calcext:value-type="float">
            <text:p>0.25</text:p>
          </table:table-cell>
          <table:table-cell office:value-type="float" office:value="2.8014" calcext:value-type="float">
            <text:p>2.80</text:p>
          </table:table-cell>
          <table:table-cell office:value-type="float" office:value="0.52641" calcext:value-type="float">
            <text:p>0.53</text:p>
          </table:table-cell>
          <table:table-cell table:formula="of:=[.B24]/[.$B$28]" office:value-type="float" office:value="2.79376134654134" calcext:value-type="float">
            <text:p>2.79</text:p>
          </table:table-cell>
          <table:table-cell table:formula="of:=[.C24]/[.$C$28]" office:value-type="float" office:value="2.79829879023607" calcext:value-type="float">
            <text:p>2.80</text:p>
          </table:table-cell>
        </table:table-row>
        <table:table-row table:style-name="ro1">
          <table:table-cell office:value-type="string" calcext:value-type="string">
            <text:p>backfocusM4mm60s.fits</text:p>
          </table:table-cell>
          <table:table-cell office:value-type="float" office:value="3.21591039856328" calcext:value-type="float">
            <text:p>3.22</text:p>
          </table:table-cell>
          <table:table-cell office:value-type="float" office:value="3.03161755917139" calcext:value-type="float">
            <text:p>3.03</text:p>
          </table:table-cell>
          <table:table-cell office:value-type="float" office:value="0.320034183812398" calcext:value-type="float">
            <text:p>0.32</text:p>
          </table:table-cell>
          <table:table-cell office:value-type="float" office:value="2.5287" calcext:value-type="float">
            <text:p>2.53</text:p>
          </table:table-cell>
          <table:table-cell office:value-type="float" office:value="0.51592" calcext:value-type="float">
            <text:p>0.52</text:p>
          </table:table-cell>
          <table:table-cell table:formula="of:=[.B25]/[.$B$28]" office:value-type="float" office:value="2.42870026053699" calcext:value-type="float">
            <text:p>2.43</text:p>
          </table:table-cell>
          <table:table-cell table:formula="of:=[.C25]/[.$C$28]" office:value-type="float" office:value="2.48993921380272" calcext:value-type="float">
            <text:p>2.49</text:p>
          </table:table-cell>
        </table:table-row>
        <table:table-row table:style-name="ro1">
          <table:table-cell office:value-type="string" calcext:value-type="string">
            <text:p>M_20_Light_H_Alpha_420_secs_2023-07-03T23-39-22_002.fits</text:p>
          </table:table-cell>
          <table:table-cell office:value-type="float" office:value="3.45977459528443" calcext:value-type="float">
            <text:p>3.46</text:p>
          </table:table-cell>
          <table:table-cell office:value-type="float" office:value="3.13875843184233" calcext:value-type="float">
            <text:p>3.14</text:p>
          </table:table-cell>
          <table:table-cell office:value-type="float" office:value="0.0313066902658995" calcext:value-type="float">
            <text:p>0.03</text:p>
          </table:table-cell>
          <table:table-cell office:value-type="float" office:value="2.3935" calcext:value-type="float">
            <text:p>2.39</text:p>
          </table:table-cell>
          <table:table-cell office:value-type="float" office:value="0.48308" calcext:value-type="float">
            <text:p>0.48</text:p>
          </table:table-cell>
          <table:table-cell table:formula="of:=[.B26]/[.$B$28]" office:value-type="float" office:value="2.61286989361411" calcext:value-type="float">
            <text:p>2.61</text:p>
          </table:table-cell>
          <table:table-cell table:formula="of:=[.C26]/[.$C$28]" office:value-type="float" office:value="2.57793654692852" calcext:value-type="float">
            <text:p>2.58</text:p>
          </table:table-cell>
        </table:table-row>
        <table:table-row table:style-name="ro1">
          <table:table-cell/>
          <table:table-cell table:style-name="ce2" table:formula="of:=AVERAGE([.B2:.B26])" office:value-type="float" office:value="3.73716634364846" calcext:value-type="float">
            <text:p>3.74</text:p>
          </table:table-cell>
          <table:table-cell table:style-name="ce2" table:formula="of:=AVERAGE([.C2:.C26])" office:value-type="float" office:value="3.43635542862729" calcext:value-type="float">
            <text:p>3.44</text:p>
          </table:table-cell>
          <table:table-cell table:style-name="ce2" table:formula="of:=AVERAGE([.D2:.D26])" office:value-type="float" office:value="0.286554489307071" calcext:value-type="float">
            <text:p>0.29</text:p>
          </table:table-cell>
          <table:table-cell table:style-name="ce2" table:formula="of:=AVERAGE([.E2:.E26])" office:value-type="float" office:value="2.82236" calcext:value-type="float">
            <text:p>2.82</text:p>
          </table:table-cell>
          <table:table-cell table:style-name="ce2" table:formula="of:=AVERAGE([.F26:.F26])" office:value-type="float" office:value="0.48308" calcext:value-type="float">
            <text:p>0.48</text:p>
          </table:table-cell>
          <table:table-cell table:formula="of:=[.B27]/[.$B$28]" office:value-type="float" office:value="2.82236" calcext:value-type="float">
            <text:p>2.82</text:p>
          </table:table-cell>
          <table:table-cell table:formula="of:=[.C27]/[.$C$28]" office:value-type="float" office:value="2.82236" calcext:value-type="float">
            <text:p>2.82</text:p>
          </table:table-cell>
        </table:table-row>
        <table:table-row table:style-name="ro1">
          <table:table-cell/>
          <table:table-cell table:formula="of:=[.B27]/[.E27]" office:value-type="float" office:value="1.32412815645363" calcext:value-type="float">
            <text:p>1.32</text:p>
          </table:table-cell>
          <table:table-cell table:formula="of:=[.C27]/[.E27]" office:value-type="float" office:value="1.21754681494469" calcext:value-type="float">
            <text:p>1.22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6T17:01:14.724983971</dc:date>
    <meta:editing-duration>PT9M16S</meta:editing-duration>
    <meta:editing-cycles>2</meta:editing-cycles>
    <meta:generator>LibreOffice/24.2.7.2$Linux_X86_64 LibreOffice_project/420$Build-2</meta:generator>
    <meta:document-statistic meta:table-count="1" meta:cell-count="21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6cm" svg:y="3.205cm" style:legend-expansion="high" chart:style-name="ch2"/>
        <chart:plot-area chart:style-name="ch3" table:cell-range-address="star_measurements_m2.A1:star_measurements_m2.A26 star_measurements_m2.D1:star_measurements_m2.H26" chart:data-source-has-labels="both" svg:x="0.32cm" svg:y="0.18cm" svg:width="10.92cm" svg:height="8.64cm">
          <chart:coordinate-region svg:x="1.232cm" svg:y="0.379cm" svg:width="9.821cm" svg:height="7.794cm"/>
          <chart:axis chart:dimension="x" chart:name="primary-x" chart:style-name="ch4" chartooo:axis-type="auto">
            <chart:categories table:cell-range-address="star_measurements_m2.A2:star_measurements_m2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r_measurements_m2.D2:star_measurements_m2.D26" chart:label-cell-address="star_measurements_m2.D1:star_measurements_m2.D1" chart:class="chart:scatter">
            <chart:data-point chart:repeated="25"/>
          </chart:series>
          <chart:series chart:style-name="ch8" chart:values-cell-range-address="star_measurements_m2.E2:star_measurements_m2.E26" chart:label-cell-address="star_measurements_m2.E1:star_measurements_m2.E1" chart:class="chart:scatter">
            <chart:data-point chart:repeated="25"/>
          </chart:series>
          <chart:series chart:style-name="ch9" chart:values-cell-range-address="star_measurements_m2.F2:star_measurements_m2.F26" chart:label-cell-address="star_measurements_m2.F1:star_measurements_m2.F1" chart:class="chart:scatter">
            <chart:data-point chart:repeated="25"/>
          </chart:series>
          <chart:series chart:style-name="ch10" chart:values-cell-range-address="star_measurements_m2.G2:star_measurements_m2.G26" chart:label-cell-address="star_measurements_m2.G1:star_measurements_m2.G1" chart:class="chart:scatter">
            <chart:data-point chart:repeated="25"/>
          </chart:series>
          <chart:series chart:style-name="ch11" chart:values-cell-range-address="star_measurements_m2.H2:star_measurements_m2.H26" chart:label-cell-address="star_measurements_m2.H1:star_measurements_m2.H1" chart:class="chart:scatte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centricity_micah</text:p>
                <draw:g>
                  <svg:desc>star_measurements_m2.D1:star_measurements_m2.D1</svg:desc>
                </draw:g>
              </table:table-cell>
              <table:table-cell office:value-type="string">
                <text:p>FWHM_PI</text:p>
                <draw:g>
                  <svg:desc>star_measurements_m2.E1:star_measurements_m2.E1</svg:desc>
                </draw:g>
              </table:table-cell>
              <table:table-cell office:value-type="string">
                <text:p>Eccentricity_PI</text:p>
                <draw:g>
                  <svg:desc>star_measurements_m2.F1:star_measurements_m2.F1</svg:desc>
                </draw:g>
              </table:table-cell>
              <table:table-cell office:value-type="string">
                <text:p>fwhm_micah_norm</text:p>
                <draw:g>
                  <svg:desc>star_measurements_m2.G1:star_measurements_m2.G1</svg:desc>
                </draw:g>
              </table:table-cell>
              <table:table-cell office:value-type="string">
                <text:p>fwhm_astropy_norm</text:p>
                <draw:g>
                  <svg:desc>star_measurements_m2.H1:star_measurements_m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_20_Light_H_Alpha_480_secs_2023-07-03T23-47-26_002.fits</text:p>
                <draw:g>
                  <svg:desc>star_measurements_m2.A2:star_measurements_m2.A26</svg:desc>
                </draw:g>
              </table:table-cell>
              <table:table-cell office:value-type="float" office:value="0.0388040444593352">
                <text:p>0.0388040444593352</text:p>
                <draw:g>
                  <svg:desc>star_measurements_m2.D2:star_measurements_m2.D26</svg:desc>
                </draw:g>
              </table:table-cell>
              <table:table-cell office:value-type="float" office:value="2.3344">
                <text:p>2.3344</text:p>
                <draw:g>
                  <svg:desc>star_measurements_m2.E2:star_measurements_m2.E26</svg:desc>
                </draw:g>
              </table:table-cell>
              <table:table-cell office:value-type="float" office:value="0.5153">
                <text:p>0.5153</text:p>
                <draw:g>
                  <svg:desc>star_measurements_m2.F2:star_measurements_m2.F26</svg:desc>
                </draw:g>
              </table:table-cell>
              <table:table-cell office:value-type="float" office:value="2.48235839433489">
                <text:p>2.48235839433489</text:p>
                <draw:g>
                  <svg:desc>star_measurements_m2.G2:star_measurements_m2.G26</svg:desc>
                </draw:g>
              </table:table-cell>
              <table:table-cell office:value-type="float" office:value="2.45553794340632">
                <text:p>2.45553794340632</text:p>
                <draw:g>
                  <svg:desc>star_measurements_m2.H2:star_measurements_m2.H26</svg:desc>
                </draw:g>
              </table:table-cell>
            </table:table-row>
            <table:table-row>
              <table:table-cell office:value-type="string">
                <text:p>backfocus0mmb.fits</text:p>
              </table:table-cell>
              <table:table-cell office:value-type="float" office:value="0.199977543658847">
                <text:p>0.199977543658847</text:p>
              </table:table-cell>
              <table:table-cell office:value-type="float" office:value="2.2772">
                <text:p>2.2772</text:p>
              </table:table-cell>
              <table:table-cell office:value-type="float" office:value="0.44905">
                <text:p>0.44905</text:p>
              </table:table-cell>
              <table:table-cell office:value-type="float" office:value="2.46630746855944">
                <text:p>2.46630746855944</text:p>
              </table:table-cell>
              <table:table-cell office:value-type="float" office:value="2.42620926796244">
                <text:p>2.42620926796244</text:p>
              </table:table-cell>
            </table:table-row>
            <table:table-row>
              <table:table-cell office:value-type="string">
                <text:p>backfocusM4mm60sb.fits</text:p>
              </table:table-cell>
              <table:table-cell office:value-type="float" office:value="0.394665007391991">
                <text:p>0.394665007391991</text:p>
              </table:table-cell>
              <table:table-cell office:value-type="float" office:value="2.8041">
                <text:p>2.8041</text:p>
              </table:table-cell>
              <table:table-cell office:value-type="float" office:value="0.56834">
                <text:p>0.56834</text:p>
              </table:table-cell>
              <table:table-cell office:value-type="float" office:value="2.80058407407224">
                <text:p>2.80058407407224</text:p>
              </table:table-cell>
              <table:table-cell office:value-type="float" office:value="2.7856783311737">
                <text:p>2.7856783311737</text:p>
              </table:table-cell>
            </table:table-row>
            <table:table-row>
              <table:table-cell office:value-type="string">
                <text:p>NGC_253_Light_Green_180_secs_2022-08-02T04-59-45_003.fits</text:p>
              </table:table-cell>
              <table:table-cell office:value-type="float" office:value="0.217743088262002">
                <text:p>0.217743088262002</text:p>
              </table:table-cell>
              <table:table-cell office:value-type="float" office:value="3.0231">
                <text:p>3.0231</text:p>
              </table:table-cell>
              <table:table-cell office:value-type="float" office:value="0.5164">
                <text:p>0.5164</text:p>
              </table:table-cell>
              <table:table-cell office:value-type="float" office:value="3.05892942694485">
                <text:p>3.05892942694485</text:p>
              </table:table-cell>
              <table:table-cell office:value-type="float" office:value="3.07668396013206">
                <text:p>3.07668396013206</text:p>
              </table:table-cell>
            </table:table-row>
            <table:table-row>
              <table:table-cell office:value-type="string">
                <text:p>backfocus0mm60sd.fits</text:p>
              </table:table-cell>
              <table:table-cell office:value-type="float" office:value="0.4838582522334">
                <text:p>0.4838582522334</text:p>
              </table:table-cell>
              <table:table-cell office:value-type="float" office:value="3.6237">
                <text:p>3.6237</text:p>
              </table:table-cell>
              <table:table-cell office:value-type="float" office:value="0.69298">
                <text:p>0.69298</text:p>
              </table:table-cell>
              <table:table-cell office:value-type="float" office:value="3.59195190776983">
                <text:p>3.59195190776983</text:p>
              </table:table-cell>
              <table:table-cell office:value-type="float" office:value="3.48625182679933">
                <text:p>3.48625182679933</text:p>
              </table:table-cell>
            </table:table-row>
            <table:table-row>
              <table:table-cell office:value-type="string">
                <text:p>TestShot_20220529_001309.fit</text:p>
              </table:table-cell>
              <table:table-cell office:value-type="float" office:value="0.236542774355666">
                <text:p>0.236542774355666</text:p>
              </table:table-cell>
              <table:table-cell office:value-type="float" office:value="3.906">
                <text:p>3.906</text:p>
              </table:table-cell>
              <table:table-cell office:value-type="float" office:value="0.51205">
                <text:p>0.51205</text:p>
              </table:table-cell>
              <table:table-cell office:value-type="float" office:value="4.03715132343019">
                <text:p>4.03715132343019</text:p>
              </table:table-cell>
              <table:table-cell office:value-type="float" office:value="3.8500422295414">
                <text:p>3.8500422295414</text:p>
              </table:table-cell>
            </table:table-row>
            <table:table-row>
              <table:table-cell office:value-type="string">
                <text:p>NGC_253_Light_Green_180_secs_2022-08-02T04-56-41_002.fits</text:p>
              </table:table-cell>
              <table:table-cell office:value-type="float" office:value="0.22777227102218">
                <text:p>0.22777227102218</text:p>
              </table:table-cell>
              <table:table-cell office:value-type="float" office:value="2.9531">
                <text:p>2.9531</text:p>
              </table:table-cell>
              <table:table-cell office:value-type="float" office:value="0.51198">
                <text:p>0.51198</text:p>
              </table:table-cell>
              <table:table-cell office:value-type="float" office:value="3.02832204361673">
                <text:p>3.02832204361673</text:p>
              </table:table-cell>
              <table:table-cell office:value-type="float" office:value="3.0742001314247">
                <text:p>3.0742001314247</text:p>
              </table:table-cell>
            </table:table-row>
            <table:table-row>
              <table:table-cell office:value-type="string">
                <text:p>backfocus4mm60s.fits</text:p>
              </table:table-cell>
              <table:table-cell office:value-type="float" office:value="0.238230198118453">
                <text:p>0.238230198118453</text:p>
              </table:table-cell>
              <table:table-cell office:value-type="float" office:value="2.4595">
                <text:p>2.4595</text:p>
              </table:table-cell>
              <table:table-cell office:value-type="float" office:value="0.46393">
                <text:p>0.46393</text:p>
              </table:table-cell>
              <table:table-cell office:value-type="float" office:value="2.52277322751306">
                <text:p>2.52277322751306</text:p>
              </table:table-cell>
              <table:table-cell office:value-type="float" office:value="2.55828055863749">
                <text:p>2.55828055863749</text:p>
              </table:table-cell>
            </table:table-row>
            <table:table-row>
              <table:table-cell office:value-type="string">
                <text:p>test7293.fits</text:p>
              </table:table-cell>
              <table:table-cell office:value-type="float" office:value="0.541208908439339">
                <text:p>0.541208908439339</text:p>
              </table:table-cell>
              <table:table-cell office:value-type="float" office:value="4.6192">
                <text:p>4.6192</text:p>
              </table:table-cell>
              <table:table-cell office:value-type="float" office:value="0.85567">
                <text:p>0.85567</text:p>
              </table:table-cell>
              <table:table-cell office:value-type="float" office:value="4.1246595617769">
                <text:p>4.1246595617769</text:p>
              </table:table-cell>
              <table:table-cell office:value-type="float" office:value="4.17798049976296">
                <text:p>4.17798049976296</text:p>
              </table:table-cell>
            </table:table-row>
            <table:table-row>
              <table:table-cell office:value-type="string">
                <text:p>backfocus0mm60sb.fits</text:p>
              </table:table-cell>
              <table:table-cell office:value-type="float" office:value="0.412125565023163">
                <text:p>0.412125565023163</text:p>
              </table:table-cell>
              <table:table-cell office:value-type="float" office:value="2.5567">
                <text:p>2.5567</text:p>
              </table:table-cell>
              <table:table-cell office:value-type="float" office:value="0.62477">
                <text:p>0.62477</text:p>
              </table:table-cell>
              <table:table-cell office:value-type="float" office:value="2.54363059618014">
                <text:p>2.54363059618014</text:p>
              </table:table-cell>
              <table:table-cell office:value-type="float" office:value="2.5658902550192">
                <text:p>2.5658902550192</text:p>
              </table:table-cell>
            </table:table-row>
            <table:table-row>
              <table:table-cell office:value-type="string">
                <text:p>backfocusM4mm60sd.fits</text:p>
              </table:table-cell>
              <table:table-cell office:value-type="float" office:value="0.317074013216763">
                <text:p>0.317074013216763</text:p>
              </table:table-cell>
              <table:table-cell office:value-type="float" office:value="2.803">
                <text:p>2.803</text:p>
              </table:table-cell>
              <table:table-cell office:value-type="float" office:value="0.55027">
                <text:p>0.55027</text:p>
              </table:table-cell>
              <table:table-cell office:value-type="float" office:value="2.78654993539242">
                <text:p>2.78654993539242</text:p>
              </table:table-cell>
              <table:table-cell office:value-type="float" office:value="2.81578721961792">
                <text:p>2.81578721961792</text:p>
              </table:table-cell>
            </table:table-row>
            <table:table-row>
              <table:table-cell office:value-type="string">
                <text:p>backfocus0mm60s.fits</text:p>
              </table:table-cell>
              <table:table-cell office:value-type="float" office:value="0.238465351399368">
                <text:p>0.238465351399368</text:p>
              </table:table-cell>
              <table:table-cell office:value-type="float" office:value="2.2311">
                <text:p>2.2311</text:p>
              </table:table-cell>
              <table:table-cell office:value-type="float" office:value="0.47171">
                <text:p>0.47171</text:p>
              </table:table-cell>
              <table:table-cell office:value-type="float" office:value="2.17933633626316">
                <text:p>2.17933633626316</text:p>
              </table:table-cell>
              <table:table-cell office:value-type="float" office:value="2.23759253600562">
                <text:p>2.23759253600562</text:p>
              </table:table-cell>
            </table:table-row>
            <table:table-row>
              <table:table-cell office:value-type="string">
                <text:p>backfocus4mm60sb.fits</text:p>
              </table:table-cell>
              <table:table-cell office:value-type="float" office:value="0.293029919714474">
                <text:p>0.293029919714474</text:p>
              </table:table-cell>
              <table:table-cell office:value-type="float" office:value="2.4085">
                <text:p>2.4085</text:p>
              </table:table-cell>
              <table:table-cell office:value-type="float" office:value="0.52678">
                <text:p>0.52678</text:p>
              </table:table-cell>
              <table:table-cell office:value-type="float" office:value="2.41139562262288">
                <text:p>2.41139562262288</text:p>
              </table:table-cell>
              <table:table-cell office:value-type="float" office:value="2.46721583858705">
                <text:p>2.46721583858705</text:p>
              </table:table-cell>
            </table:table-row>
            <table:table-row>
              <table:table-cell office:value-type="string">
                <text:p>backfocus2mm60s.fits</text:p>
              </table:table-cell>
              <table:table-cell office:value-type="float" office:value="0.35064967380976">
                <text:p>0.35064967380976</text:p>
              </table:table-cell>
              <table:table-cell office:value-type="float" office:value="2.5222">
                <text:p>2.5222</text:p>
              </table:table-cell>
              <table:table-cell office:value-type="float" office:value="0.57097">
                <text:p>0.57097</text:p>
              </table:table-cell>
              <table:table-cell office:value-type="float" office:value="2.58778498685059">
                <text:p>2.58778498685059</text:p>
              </table:table-cell>
              <table:table-cell office:value-type="float" office:value="2.56889330619393">
                <text:p>2.56889330619393</text:p>
              </table:table-cell>
            </table:table-row>
            <table:table-row>
              <table:table-cell office:value-type="string">
                <text:p>backfocus0mm60sc.fits</text:p>
              </table:table-cell>
              <table:table-cell office:value-type="float" office:value="0.479344249062771">
                <text:p>0.479344249062771</text:p>
              </table:table-cell>
              <table:table-cell office:value-type="float" office:value="3.0491">
                <text:p>3.0491</text:p>
              </table:table-cell>
              <table:table-cell office:value-type="float" office:value="0.67645">
                <text:p>0.67645</text:p>
              </table:table-cell>
              <table:table-cell office:value-type="float" office:value="2.98155300766422">
                <text:p>2.98155300766422</text:p>
              </table:table-cell>
              <table:table-cell office:value-type="float" office:value="2.945296299919">
                <text:p>2.945296299919</text:p>
              </table:table-cell>
            </table:table-row>
            <table:table-row>
              <table:table-cell office:value-type="string">
                <text:p>backfocus0mm60se.fits</text:p>
              </table:table-cell>
              <table:table-cell office:value-type="float" office:value="0.455243592753836">
                <text:p>0.455243592753836</text:p>
              </table:table-cell>
              <table:table-cell office:value-type="float" office:value="3.2625">
                <text:p>3.2625</text:p>
              </table:table-cell>
              <table:table-cell office:value-type="float" office:value="0.62916">
                <text:p>0.62916</text:p>
              </table:table-cell>
              <table:table-cell office:value-type="float" office:value="3.19521311213422">
                <text:p>3.19521311213422</text:p>
              </table:table-cell>
              <table:table-cell office:value-type="float" office:value="3.17717599575189">
                <text:p>3.17717599575189</text:p>
              </table:table-cell>
            </table:table-row>
            <table:table-row>
              <table:table-cell office:value-type="string">
                <text:p>Sh2-54-Part_1_Light_OIII_420_secs_2023-07-08T21-47-48_016.fits</text:p>
              </table:table-cell>
              <table:table-cell office:value-type="float" office:value="0.128048930308924">
                <text:p>0.128048930308924</text:p>
              </table:table-cell>
              <table:table-cell office:value-type="float" office:value="2.0967">
                <text:p>2.0967</text:p>
              </table:table-cell>
              <table:table-cell office:value-type="float" office:value="0.47131">
                <text:p>0.47131</text:p>
              </table:table-cell>
              <table:table-cell office:value-type="float" office:value="1.97263442038479">
                <text:p>1.97263442038479</text:p>
              </table:table-cell>
              <table:table-cell office:value-type="float" office:value="2.0348812855905">
                <text:p>2.0348812855905</text:p>
              </table:table-cell>
            </table:table-row>
            <table:table-row>
              <table:table-cell office:value-type="string">
                <text:p>sculptor2.fits</text:p>
              </table:table-cell>
              <table:table-cell office:value-type="float" office:value="0.294169280997617">
                <text:p>0.294169280997617</text:p>
              </table:table-cell>
              <table:table-cell office:value-type="float" office:value="3.5018">
                <text:p>3.5018</text:p>
              </table:table-cell>
              <table:table-cell office:value-type="float" office:value="0.60495">
                <text:p>0.60495</text:p>
              </table:table-cell>
              <table:table-cell office:value-type="float" office:value="3.51112477132376">
                <text:p>3.51112477132376</text:p>
              </table:table-cell>
              <table:table-cell office:value-type="float" office:value="3.48611693843096">
                <text:p>3.48611693843096</text:p>
              </table:table-cell>
            </table:table-row>
            <table:table-row>
              <table:table-cell office:value-type="string">
                <text:p>backfocus2mmb.fits</text:p>
              </table:table-cell>
              <table:table-cell office:value-type="float" office:value="0.186080883929173">
                <text:p>0.186080883929173</text:p>
              </table:table-cell>
              <table:table-cell office:value-type="float" office:value="2.3542">
                <text:p>2.3542</text:p>
              </table:table-cell>
              <table:table-cell office:value-type="float" office:value="0.49741">
                <text:p>0.49741</text:p>
              </table:table-cell>
              <table:table-cell office:value-type="float" office:value="2.43502942036269">
                <text:p>2.43502942036269</text:p>
              </table:table-cell>
              <table:table-cell office:value-type="float" office:value="2.40241351498689">
                <text:p>2.40241351498689</text:p>
              </table:table-cell>
            </table:table-row>
            <table:table-row>
              <table:table-cell office:value-type="string">
                <text:p>backfocus2mm.fits</text:p>
              </table:table-cell>
              <table:table-cell office:value-type="float" office:value="0.303208723140999">
                <text:p>0.303208723140999</text:p>
              </table:table-cell>
              <table:table-cell office:value-type="float" office:value="2.455">
                <text:p>2.455</text:p>
              </table:table-cell>
              <table:table-cell office:value-type="float" office:value="0.55155">
                <text:p>0.55155</text:p>
              </table:table-cell>
              <table:table-cell office:value-type="float" office:value="2.46641759167002">
                <text:p>2.46641759167002</text:p>
              </table:table-cell>
              <table:table-cell office:value-type="float" office:value="2.53016129894646">
                <text:p>2.53016129894646</text:p>
              </table:table-cell>
            </table:table-row>
            <table:table-row>
              <table:table-cell office:value-type="string">
                <text:p>sculptor3.fits</text:p>
              </table:table-cell>
              <table:table-cell office:value-type="float" office:value="0.215016561238371">
                <text:p>0.215016561238371</text:p>
              </table:table-cell>
              <table:table-cell office:value-type="float" office:value="3.3263">
                <text:p>3.3263</text:p>
              </table:table-cell>
              <table:table-cell office:value-type="float" office:value="0.43295">
                <text:p>0.43295</text:p>
              </table:table-cell>
              <table:table-cell office:value-type="float" office:value="3.37274918227307">
                <text:p>3.37274918227307</text:p>
              </table:table-cell>
              <table:table-cell office:value-type="float" office:value="3.33326230382815">
                <text:p>3.33326230382815</text:p>
              </table:table-cell>
            </table:table-row>
            <table:table-row>
              <table:table-cell office:value-type="string">
                <text:p>backfocus0mm.fits</text:p>
              </table:table-cell>
              <table:table-cell office:value-type="float" office:value="0.309570466322363">
                <text:p>0.309570466322363</text:p>
              </table:table-cell>
              <table:table-cell office:value-type="float" office:value="2.268">
                <text:p>2.268</text:p>
              </table:table-cell>
              <table:table-cell office:value-type="float" office:value="0.50442">
                <text:p>0.50442</text:p>
              </table:table-cell>
              <table:table-cell office:value-type="float" office:value="2.16721208816747">
                <text:p>2.16721208816747</text:p>
              </table:table-cell>
              <table:table-cell office:value-type="float" office:value="2.23727390731471">
                <text:p>2.23727390731471</text:p>
              </table:table-cell>
            </table:table-row>
            <table:table-row>
              <table:table-cell office:value-type="string">
                <text:p>backfocusM4mm60sc.fits</text:p>
              </table:table-cell>
              <table:table-cell office:value-type="float" office:value="0.251692059739679">
                <text:p>0.251692059739679</text:p>
              </table:table-cell>
              <table:table-cell office:value-type="float" office:value="2.8014">
                <text:p>2.8014</text:p>
              </table:table-cell>
              <table:table-cell office:value-type="float" office:value="0.52641">
                <text:p>0.52641</text:p>
              </table:table-cell>
              <table:table-cell office:value-type="float" office:value="2.79376134654134">
                <text:p>2.79376134654134</text:p>
              </table:table-cell>
              <table:table-cell office:value-type="float" office:value="2.79829879023607">
                <text:p>2.79829879023607</text:p>
              </table:table-cell>
            </table:table-row>
            <table:table-row>
              <table:table-cell office:value-type="string">
                <text:p>backfocusM4mm60s.fits</text:p>
              </table:table-cell>
              <table:table-cell office:value-type="float" office:value="0.320034183812398">
                <text:p>0.320034183812398</text:p>
              </table:table-cell>
              <table:table-cell office:value-type="float" office:value="2.5287">
                <text:p>2.5287</text:p>
              </table:table-cell>
              <table:table-cell office:value-type="float" office:value="0.51592">
                <text:p>0.51592</text:p>
              </table:table-cell>
              <table:table-cell office:value-type="float" office:value="2.42870026053699">
                <text:p>2.42870026053699</text:p>
              </table:table-cell>
              <table:table-cell office:value-type="float" office:value="2.48993921380272">
                <text:p>2.48993921380272</text:p>
              </table:table-cell>
            </table:table-row>
            <table:table-row>
              <table:table-cell office:value-type="string">
                <text:p>M_20_Light_H_Alpha_420_secs_2023-07-03T23-39-22_002.fits</text:p>
              </table:table-cell>
              <table:table-cell office:value-type="float" office:value="0.0313066902658995">
                <text:p>0.0313066902658995</text:p>
              </table:table-cell>
              <table:table-cell office:value-type="float" office:value="2.3935">
                <text:p>2.3935</text:p>
              </table:table-cell>
              <table:table-cell office:value-type="float" office:value="0.48308">
                <text:p>0.48308</text:p>
              </table:table-cell>
              <table:table-cell office:value-type="float" office:value="2.61286989361411">
                <text:p>2.61286989361411</text:p>
              </table:table-cell>
              <table:table-cell office:value-type="float" office:value="2.57793654692852">
                <text:p>2.57793654692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